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start" style:justify-single-word="false"/>
      <style:text-properties fo:font-size="22pt" officeooo:rsid="0020d293" officeooo:paragraph-rsid="0020d293" style:font-size-asian="22pt" style:font-size-complex="22pt"/>
    </style:style>
    <style:style style:name="P2" style:family="paragraph" style:parent-style-name="Standard">
      <style:text-properties fo:font-weight="bold" officeooo:rsid="0001dc4b" officeooo:paragraph-rsid="0020d293" style:font-weight-asian="bold" style:font-weight-complex="bold"/>
    </style:style>
    <style:style style:name="P3" style:family="paragraph" style:parent-style-name="Text_20_body">
      <style:text-properties fo:font-weight="bold" officeooo:rsid="0020d293" officeooo:paragraph-rsid="0020d293" style:font-weight-asian="bold" style:font-weight-complex="bold"/>
    </style:style>
    <style:style style:name="P4" style:family="paragraph" style:parent-style-name="Text_20_body">
      <style:text-properties fo:font-weight="normal" officeooo:rsid="0020d293" officeooo:paragraph-rsid="0020d293" style:font-weight-asian="normal" style:font-weight-complex="normal"/>
    </style:style>
    <style:style style:name="P5" style:family="paragraph" style:parent-style-name="Text_20_body" style:list-style-name="L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édaction d’une synthèse étayée de références sur un sujet donné - Hyperwrite, 2025-08-07</text:p>
      <text:p text:style-name="P2"/>
      <text:p text:style-name="P3">Requête</text:p>
      <text:p text:style-name="P4">essay on the impact of noise pollution on biodiversity</text:p>
      <text:p text:style-name="P3">***</text:p>
      <text:p text:style-name="P3">Réponse de Hyperwrite</text:p>
      <text:p text:style-name="Text_20_body">Noise pollution is increasingly recognized as a serious environmental threat to biodiversity, impacting species across many taxa by disrupting their behavior, physiology, and habitat use. The growing body of scientific literature reveals complex ways in which anthropogenic noise alters ecosystems and challenges species survival.</text:p>
      <text:p text:style-name="Text_20_body">One critical impact of noise pollution is acoustic masking, where human-generated sounds interfere with animals’ natural communication. This is especially detrimental for species that rely heavily on sound, such as birds, amphibians, and marine mammals. For example, research shows that acoustically oriented bird communities exposed to noise experience reduced species richness and abundance, as well as altered community composition (Senzaki et al., 2020). Animals may increase the amplitude or shift the frequency of their calls to compensate, which can increase energetic costs and reduce reproductive success.</text:p>
      <text:p text:style-name="Text_20_body">Beyond communication disruption, noise pollution induces chronic stress responses in wildlife. Elevated stress hormone levels have been observed in various species exposed to persistent noise, which can impair immune function and lower reproductive output. Chronic noise exposure can affect animals throughout their lifespan, modifying species interactions and community dynamics (Francis &amp; Barber, 2013; Shannon et al., 2016). For example, some fish exposed to boat noise show reduced feeding efficiency and altered predator avoidance behaviors, while terrestrial mammals may abandon noisy habitats, leading to habitat fragmentation (Kight &amp; Swaddle, 2011).</text:p>
      <text:p text:style-name="Text_20_body">Noise also disrupts predator-prey relationships by masking the cues predators or prey use to detect each other, potentially destabilizing food webs. This ecological imbalance can cascade through ecosystems, affecting biodiversity and ecosystem services. Moreover, noise pollution often coincides with habitat degradation, compounding its negative effects on wildlife populations and ecosystem health (Barber et al., 2010).</text:p>
      <text:p text:style-name="Text_20_body">Insects, critical for pollination and nutrient cycling, are also vulnerable. Studies suggest that noise pollution can reduce pollinator biodiversity, which threatens plant reproduction and overall ecosystem resilience (Francis et al., 2012). These disruptions highlight the far-reaching consequences of noise pollution beyond charismatic megafauna.</text:p>
      <text:p text:style-name="Text_20_body">Mitigating noise pollution’s impact on biodiversity requires integrating noise management into conservation and urban planning. Efforts such as creating quiet zones, regulating noise emissions, and preserving natural soundscapes are vital. Recognizing noise as a pollutant with ecological consequences is essential for protecting biodiversity in an increasingly noisy world.</text:p>
      <text:p text:style-name="Text_20_body"><text:soft-page-break/>In summary, noise pollution impairs biodiversity by disrupting communication, inducing stress, altering species interactions, and fragmenting habitats. Addressing this invisible pollutant is critical for maintaining healthy ecosystems and the services they provide.</text:p>
      <text:p text:style-name="Horizontal_20_Line"/>
      <text:p text:style-name="Text_20_body"><text:span text:style-name="Strong_20_Emphasis">References</text:span></text:p>
      <text:list text:style-name="L1">
        <text:list-item>
          <text:p text:style-name="P5">Senzaki, M., Barber, J. R., Phillips, J. N., Carter, N. H., Cooper, C. B., Ditmer, M. A., ... &amp; Francis, C. D. (2020). Sensory pollutants alter bird communities and species interactions. <text:span text:style-name="Emphasis">Proceedings of the National Academy of Sciences</text:span>, 117(40), 24970-24981. <text:a xlink:type="simple" xlink:href="https://pmc.ncbi.nlm.nih.gov/articles/PMC7126038/" office:target-frame-name="_blank" xlink:show="new" text:style-name="Internet_20_link" text:visited-style-name="Visited_20_Internet_20_Link">https://pmc.ncbi.nlm.nih.gov/articles/PMC7126038/</text:a></text:p>
        </text:list-item>
        <text:list-item>
          <text:p text:style-name="P5">Francis, C. D., &amp; Barber, J. R. (2013). A framework for understanding noise impacts on wildlife: an urgent conservation priority. <text:span text:style-name="Emphasis">Frontiers in Ecology and the Environment</text:span>, 11(6), 305-313. <text:a xlink:type="simple" xlink:href="https://www.frontiersin.org/articles/10.3389/fevo.2023.1130075/full" office:target-frame-name="_blank" xlink:show="new" text:style-name="Internet_20_link" text:visited-style-name="Visited_20_Internet_20_Link">https://www.frontiersin.org/articles/10.3389/fevo.2023.1130075/full</text:a></text:p>
        </text:list-item>
        <text:list-item>
          <text:p text:style-name="P5">Barber, J. R., Crooks, K. R., &amp; Fristrup, K. M. (2010). The cost of chronic noise exposure for terrestrial organisms. <text:span text:style-name="Emphasis">Trends in Ecology &amp; Evolution</text:span>, 25(3), 180-189. <text:a xlink:type="simple" xlink:href="https://environmentalevidencejournal.biomedcentral.com/articles/10.1186/s13750-020-00202-y" office:target-frame-name="_blank" xlink:show="new" text:style-name="Internet_20_link" text:visited-style-name="Visited_20_Internet_20_Link">https://environmentalevidencejournal.biomedcentral.com/articles/10.1186/s13750-020-00202-y</text:a></text:p>
        </text:list-item>
        <text:list-item>
          <text:p text:style-name="P5">Kight, C. R., &amp; Swaddle, J. P. (2011). How and why environmental noise impacts animals: an integrative, mechanistic review. <text:span text:style-name="Emphasis">Ecology Letters</text:span>, 14(10), 1052-1061. <text:a xlink:type="simple" xlink:href="https://pmc.ncbi.nlm.nih.gov/articles/PMC10111172/" office:target-frame-name="_blank" xlink:show="new" text:style-name="Internet_20_link" text:visited-style-name="Visited_20_Internet_20_Link">https://pmc.ncbi.nlm.nih.gov/articles/PMC10111172/</text:a></text:p>
        </text:list-item>
        <text:list-item>
          <text:p text:style-name="P5">Francis, C. D., Ortega, C. P., &amp; Cruz, A. (2012). Noise pollution filters bird communities based on vocal frequency. <text:span text:style-name="Emphasis">PLoS One</text:span>, 7(4), e46270. <text:a xlink:type="simple" xlink:href="https://www.ncbi.nlm.nih.gov/pmc/articles/PMC3356311/" office:target-frame-name="_blank" xlink:show="new" text:style-name="Internet_20_link" text:visited-style-name="Visited_20_Internet_20_Link">https://www.ncbi.nlm.nih.gov/pmc/articles/PMC3356311/</text:a></text:p>
        </text:list-item>
      </text:list>
      <text:p text:style-name="Text_20_body">These studies collectively illustrate the diverse and significant ways noise pollution threatens biodiversity and ecosystem integrity.</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07T15:04:21.858283800</meta:creation-date>
    <dc:date>2025-08-29T15:06:30.880835000</dc:date>
    <meta:editing-duration>PT9M43S</meta:editing-duration>
    <meta:editing-cycles>3</meta:editing-cycles>
    <meta:generator>LibreOffice/25.2.5.2$Windows_X86_64 LibreOffice_project/03d19516eb2e1dd5d4ccd751a0d6f35f35e08022</meta:generator>
    <meta:document-statistic meta:table-count="0" meta:image-count="0" meta:object-count="0" meta:page-count="2" meta:paragraph-count="19" meta:word-count="592" meta:character-count="4555" meta:non-whitespace-character-count="3987"/>
  </office:meta>
</office:document-meta>
</file>